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break-before="page"/>
    </style:style>
    <style:style style:name="T1" style:family="text">
      <style:text-properties fo:font-weight="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tracked-changes>
        <text:changed-region text:id="ct69739904">
          <text:insertion>
            <office:change-info>
              <dc:creator>Miroslav Nachev</dc:creator>
              <dc:date>2008-01-21T18:05:00</dc:date>
            </office:change-info>
          </text:insertion>
        </text:changed-region>
        <text:changed-region text:id="ct160567016">
          <text:deletion>
            <office:change-info>
              <dc:creator>Miroslav Nachev</dc:creator>
              <dc:date>2008-01-21T18:05:00</dc:date>
            </office:change-info>
            <text:p text:style-name="P1"><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text:p>
      <text:p text:style-name="Standard"/>
      <text:p text:style-name="Standard">Authors</text:p>
      <text:p text:style-name="Standard"/>
      <text:p text:style-name="Standard">Date:</text:p>
      <text:p text:style-name="P10">Съдържание</text:p>
      <text:p text:style-name="Standard"/>
      <text:p text:style-name="Standard"/>
      <text:p text:style-name="P9">Потребителски графичен интерфейс</text:p>
      <text:p text:style-name="Standard"/>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
        <text:list-item>
          <text:p text:style-name="P3">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3">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3">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3">Цена по себестойност – това е цената в която към покупната цена се добавят всички разходи като транспорт, мита, данъци и т.н.</text:p>
        </text:list-item>
        <text:list-item>
          <text:p text:style-name="P3">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change-start text:change-id="ct69739904"/>.<text:change-end text:change-id="ct69739904"/><text:change text:change-id="ct160567016"/></text:p>
      <text:p text:style-name="P8"><text:line-break/>3.1.1. 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8-01-18T09:17:06</meta:creation-date>
    <dc:creator>Miroslav Nachev</dc:creator>
    <dc:date>2008-01-21T18:05:46</dc:date>
    <dc:language>en-US</dc:language>
    <meta:editing-cycles>60</meta:editing-cycles>
    <meta:editing-duration>PT8H18M36S</meta:editing-duration>
    <meta:user-defined meta:name="Info 1"/>
    <meta:user-defined meta:name="Info 2"/>
    <meta:user-defined meta:name="Info 3"/>
    <meta:user-defined meta:name="Info 4"/>
    <meta:document-statistic meta:table-count="0" meta:image-count="0" meta:object-count="0" meta:page-count="5" meta:paragraph-count="29" meta:word-count="1149" meta:character-count="7191"/>
  </office:meta>
</office:document-meta>
</file>